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3b73"/>
    </style:style>
    <style:style style:name="P2" style:family="paragraph" style:parent-style-name="Standard">
      <style:text-properties officeooo:rsid="00103b73" officeooo:paragraph-rsid="00103b73"/>
    </style:style>
    <style:style style:name="P3" style:family="paragraph" style:parent-style-name="Standard">
      <style:text-properties officeooo:rsid="00117cd3" officeooo:paragraph-rsid="0016f295"/>
    </style:style>
    <style:style style:name="P4" style:family="paragraph" style:parent-style-name="Standard">
      <style:text-properties officeooo:rsid="0016f295" officeooo:paragraph-rsid="00189742"/>
    </style:style>
    <style:style style:name="P5" style:family="paragraph" style:parent-style-name="Standard">
      <style:text-properties officeooo:rsid="00189742" officeooo:paragraph-rsid="00189742"/>
    </style:style>
    <style:style style:name="T1" style:family="text">
      <style:text-properties officeooo:rsid="0010bcb0"/>
    </style:style>
    <style:style style:name="T2" style:family="text">
      <style:text-properties officeooo:rsid="0014685e"/>
    </style:style>
    <style:style style:name="T3" style:family="text">
      <style:text-properties officeooo:rsid="0016f295"/>
    </style:style>
    <style:style style:name="T4" style:family="text">
      <style:text-properties officeooo:rsid="00171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higher order interactions emerge in simple mechanistic resource competition models? </text:p>
      <text:p text:style-name="P1"/>
      <text:p text:style-name="P2">Nearly every community on earth includes more than two species. Yet <text:span text:style-name="T1">classic models of species competition </text:span>include only pairwise <text:span text:style-name="T1">competitive interactions</text:span>. <text:s/><text:span text:style-name="T1">These models may fail when applied to multispecies communities if interactions between pairs of species change in the presence of a third species. <text:s/>Changes in pairwise species interactions driven by a third species are termed higher order interactions. <text:s/>While the possibility of higher order interactions has long been recognized, ecologists have rarely explained how these could emerge. </text:span></text:p>
      <text:p text:style-name="P2"/>
      <text:p text:style-name="P3"><text:span text:style-name="T2">To investigate the possibility of higher order interactions in a realistic model of competition, w</text:span>e built a simple model of resource competition inspired by the lifecycle of annual plants. <text:s/>In this model, <text:span text:style-name="T3">all plants germinate simultaneously early in the growing season</text:span> when resource availability is high. <text:s/><text:span text:style-name="T2">As plants grow larger, their resource demand increases and eventually outpaces the rate of resource supply. <text:s/>W</text:span>hen growth is no longer possible, plants stop taking up resources, produce seeds <text:span text:style-name="T2">and die</text:span>. <text:span text:style-name="T3">Each species in this model is characterized by a parameter describing maximum resource uptake rate and a parameter describing low resource tolerance. </text:span></text:p>
      <text:p text:style-name="P3"/>
      <text:p text:style-name="P4"><text:span text:style-name="T4">To investigate the possibility of higher order interactions, we s</text:span>imulated a response surface experiment <text:span text:style-name="T4">with all possible combinations of three competing species planted at ten levels of density. <text:s/>We then fit a phenomenological annual plant model to the simulated data. <text:s/>We fit a model with only pairwise species interactions and a model with both pairwise and higher order interactions. <text:s/></text:span></text:p>
      <text:p text:style-name="P4"/>
      <text:p text:style-name="P5">We find that higher order interactions emerge naturally from this model when spec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47:55.988798569</meta:creation-date>
    <meta:editing-duration>PT17M44S</meta:editing-duration>
    <meta:editing-cycles>8</meta:editing-cycles>
    <meta:generator>LibreOffice/5.4.0.3$MacOSX_X86_64 LibreOffice_project/7556cbc6811c9d992f4064ab9287069087d7f62c</meta:generator>
    <dc:date>2018-02-15T17:04:57.776060340</dc:date>
    <dc:creator>Andy Kleinhesselink</dc:creator>
    <meta:initial-creator>Andy Kleinhesselink</meta:initial-creator>
    <meta:document-statistic meta:table-count="0" meta:image-count="0" meta:object-count="0" meta:page-count="1" meta:paragraph-count="5" meta:word-count="260" meta:character-count="1761" meta:non-whitespace-character-count="1492"/>
  </office:meta>
</office:document-meta>
</file>